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officeooo:rsid="000d722a" officeooo:paragraph-rsid="000d722a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0dd4b0" officeooo:paragraph-rsid="000dd4b0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0e1fd2" officeooo:paragraph-rsid="000e1fd2"/>
    </style:style>
    <style:style style:name="T1" style:family="text">
      <style:text-properties officeooo:rsid="000e1f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اسمه تعالی</text:p>
      <text:p text:style-name="P2">۱ – برنامه<text:span text:style-name="T1">‌ای که بر روی لیبل دکمه و تصویر تعریف شوند</text:span></text:p>
      <text:p text:style-name="P3">۲ – ارتباط pyqt با پایگاه داده</text:p>
      <text:p text:style-name="P3">۳ – folium <text:s/>و pygame</text:p>
      <text:p text:style-name="P3">۴ -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" style:font-family-complex="'DejaVu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01:31:29.038723247</meta:creation-date>
    <dc:date>2022-12-20T08:15:36.740598164</dc:date>
    <meta:editing-duration>P1DT6H23M47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5" meta:word-count="25" meta:character-count="116" meta:non-whitespace-character-count="91"/>
  </office:meta>
</office:document-meta>
</file>